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b6f" officeooo:paragraph-rsid="00008bc4"/>
    </style:style>
    <style:style style:name="T1" style:family="text">
      <style:text-properties officeooo:rsid="00008b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5_1132981719"/><text:bookmark-start text:name="__DdeLink__1_1132981719"/><text:bookmark-start text:name="__DdeLink__3_1132981719"/>1<text:bookmark-end text:name="__DdeLink__5_1132981719"/><text:bookmark-end text:name="__DdeLink__1_1132981719"/><text:bookmark-end text:name="__DdeLink__3_1132981719"/><text:span text:style-name="T1">998 26 38 199 362 28 1 99 78 451 23 10 98 56 111 22 4 81 7749 <text:s/>2 6782 15 93 6 2000 7632 123 6540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1T03:17:43.569823407</meta:creation-date>
    <dc:date>2019-11-21T06:32:40.207876565</dc:date>
    <meta:editing-duration>PT1H23M41S</meta:editing-duration>
    <meta:editing-cycles>1</meta:editing-cycles>
    <meta:document-statistic meta:table-count="0" meta:image-count="0" meta:object-count="0" meta:page-count="1" meta:paragraph-count="1" meta:word-count="28" meta:character-count="97" meta:non-whitespace-character-count="69"/>
    <meta:generator>LibreOffice/6.3.2.2$Linux_X86_64 LibreOffice_project/e1663a74855acfc3cddf258a1b61ef869561d205</meta:generator>
  </office:meta>
</office:document-meta>
</file>